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a933" loext:opacity="100%" fo:font-weight="bold" style:font-weight-asian="bold" style:font-weight-complex="bold"/>
    </style:style>
    <style:style style:name="P3" style:family="paragraph" style:parent-style-name="Standard">
      <style:text-properties fo:color="#00a933" loext:opacity="100%" fo:font-weight="bold" officeooo:paragraph-rsid="000c573c" style:font-weight-asian="bold" style:font-weight-complex="bold"/>
    </style:style>
    <style:style style:name="P4" style:family="paragraph" style:parent-style-name="Standard">
      <style:text-properties fo:color="#2a6099" loext:opacity="100%" fo:font-weight="bold" style:font-weight-asian="bold" style:font-weight-complex="bold"/>
    </style:style>
    <style:style style:name="P5" style:family="paragraph" style:parent-style-name="Standard">
      <style:text-properties fo:color="#2a6099" loext:opacity="100%" fo:font-weight="bold" officeooo:paragraph-rsid="0009e21f" style:font-weight-asian="bold" style:font-weight-complex="bold"/>
    </style:style>
    <style:style style:name="P6" style:family="paragraph" style:parent-style-name="Standard">
      <style:text-properties officeooo:paragraph-rsid="0009e21f"/>
    </style:style>
    <style:style style:name="P7" style:family="paragraph" style:parent-style-name="Standard">
      <style:text-properties fo:color="#ff0000" loext:opacity="100%" fo:font-weight="bold" style:font-weight-asian="bold" style:font-weight-complex="bold"/>
    </style:style>
    <style:style style:name="P8" style:family="paragraph" style:parent-style-name="Standard">
      <style:text-properties officeooo:paragraph-rsid="000c573c"/>
    </style:style>
    <style:style style:name="P9" style:family="paragraph" style:parent-style-name="Standard">
      <style:text-properties fo:color="#00a933" loext:opacity="100%" fo:font-weight="bold" officeooo:paragraph-rsid="000f46e8" style:font-weight-asian="bold" style:font-weight-complex="bold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ff0000" loext:opacity="100%" fo:font-weight="bold" officeooo:rsid="0009e21f" style:font-weight-asian="bold" style:font-weight-complex="bold"/>
    </style:style>
    <style:style style:name="T3" style:family="text">
      <style:text-properties fo:color="#ff0000" loext:opacity="100%" style:font-name="FreeMono" fo:font-weight="bold" style:font-weight-asian="bold" style:font-weight-complex="bold"/>
    </style:style>
    <style:style style:name="T4" style:family="text">
      <style:text-properties fo:color="#be480a" loext:opacity="100%" fo:font-weight="bold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fo:color="#2a6099" loext:opacity="100%" fo:font-weight="bold" officeooo:rsid="000c573c" style:font-weight-asian="bold" style:font-weight-complex="bold"/>
    </style:style>
    <style:style style:name="T7" style:family="text">
      <style:text-properties fo:color="#000000" loext:opacity="100%" style:font-name="FreeMono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: Commander</text:p>
      <text:p text:style-name="Standard"/>
      <text:p text:style-name="P1">Acteur : Client</text:p>
      <text:p text:style-name="Standard"/>
      <text:p text:style-name="P1">Données d'entrée : Produits sélectionnés par le Client</text:p>
      <text:p text:style-name="P1">Le cas d'utilisation commence lorsque le client clique sur le bouton &lt;&lt;Commander&gt;&gt;</text:p>
      <text:p text:style-name="Standard"/>
      <text:p text:style-name="P1">Scénario :</text:p>
      <text:p text:style-name="P2">1- Le système demande au client de saisir son identifiant et son mot de passe.</text:p>
      <text:p text:style-name="P4">2- Le client saisit son identifiant et son mot de passe et valide</text:p>
      <text:p text:style-name="Standard"><text:s text:c="3"/><text:span text:style-name="T1">Scénario d'erreur : "Client inconnu"</text:span></text:p>
      <text:p text:style-name="P6"><text:s text:c="3"/><text:span text:style-name="T1">Le client n'est pas connu du système. Le système affiche un message d'erreur.</text:span></text:p>
      <text:p text:style-name="P6"><text:span text:style-name="T1"><text:s text:c="3"/>Retour </text:span><text:span text:style-name="T2">à</text:span><text:span text:style-name="T1"> l'étape 1.</text:span></text:p>
      <text:p text:style-name="P2">3- Le système demande au client de choisir son adresse de livraison parmi sa liste d'adresse ou d'en saisir une nouvelle</text:p>
      <text:p text:style-name="Standard"><text:s text:c="4"/><text:span text:style-name="T4">Scénario alternative : "nouvelle adresse de livraison ou modification de l'adresse"</text:span></text:p>
      <text:p text:style-name="P6"><text:s text:c="4"/><text:span text:style-name="T5">Le client saisit une nouvelle adresse de livraison et valide.</text:span></text:p>
      <text:p text:style-name="P5"><text:s text:c="4"/>OU Le client modifie son adresse et valide.</text:p>
      <text:p text:style-name="Standard"><text:s text:c="4"/><text:span text:style-name="T4">Le Scénario reprend à l'étape 5.</text:span></text:p>
      <text:p text:style-name="P4">4- Le client choisit une adresse de livraison et valide.</text:p>
      <text:p text:style-name="P2">5- Le système demande au client de choisir son adresse de facturation parmi sa liste d'adresse ou d'en saisir une nouvelle</text:p>
      <text:p text:style-name="Standard"><text:s text:c="4"/><text:span text:style-name="T4">Scénario alternative : "nouvelle adresse de facturation ou modification de l'adresse"</text:span></text:p>
      <text:p text:style-name="P8"><text:s text:c="4"/><text:span text:style-name="T5">Le client saisit une nouvelle adresse de facturation et valide.</text:span></text:p>
      <text:p text:style-name="P8"><text:span text:style-name="T5"><text:s text:c="4"/>OU </text:span><text:span text:style-name="T6">L</text:span><text:span text:style-name="T5">e client modifie son adresse et valide.</text:span></text:p>
      <text:p text:style-name="Standard"><text:s text:c="4"/><text:span text:style-name="T4">Le Scénario reprend à l'étape 7.</text:span></text:p>
      <text:p text:style-name="P4">6- Le client choisit une adresse de facturation et valide</text:p>
      <text:p text:style-name="P9">7- Le système affiche un récapitulatif de la commande, indique le montant total de la livraison <text:s text:c="2"/></text:p>
      <text:p text:style-name="P9"><text:s text:c="4"/>et demande au client de choisir un mode de paiement </text:p>
      <text:p text:style-name="P3"><text:s text:c="4"/>(carte bancaire, virements, prélèvements)</text:p>
      <text:p text:style-name="P4">8- Le client choisit un mode de paiement et valide</text:p>
      <text:p text:style-name="P2">9- Le système demande au client de saisir ses informations de paiement et valide</text:p>
      <text:p text:style-name="P4">10- Le client saisit ses informations de paiement et valide</text:p>
      <text:p text:style-name="Standard"><text:s text:c="4"/><text:span text:style-name="T1">Scénario d'erreur : Transaction impossible</text:span></text:p>
      <text:p text:style-name="P7"><text:s text:c="4"/>Le système informe le client que ses informations de paiement sont incorrectes.</text:p>
      <text:p text:style-name="P7"><text:s text:c="4"/>Retour à l'étape 9.</text:p>
      <text:p text:style-name="P4">11- Le système informe le client que la transaction s'est effectuée correctement et un e-mail récapitulatif de la commande est envoyé au client</text:p>
      <text:p text:style-name="Standard"/>
      <text:p text:style-name="Standard"/>
      <text:p text:style-name="Standard"><text:tab/><text:tab/><text:tab/><text:tab/><text:tab/><text:span text:style-name="T3"><text:tab/></text:span><text:span text:style-name="T7"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03:56.434671677</meta:creation-date>
    <dc:date>2023-09-26T15:50:15.970290744</dc:date>
    <meta:editing-duration>PT5M2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319" meta:character-count="1981" meta:non-whitespace-character-count="1624"/>
  </office:meta>
</office:document-meta>
</file>